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Me parece una idea excelente: intensa, desconcertante, y muy bien alineada con el estilo de <text:span text:style-name="Emphasis">La Dimensión Desconocida</text:span>. El planteo es perfecto para que el lector sienta esa mezcla de familiaridad, desorientación y amenaza creciente.</text:p>
      <text:p text:style-name="Text_20_body">A continuación, te propongo una <text:span text:style-name="Strong_20_Emphasis">versión redactada</text:span> de esta escena en tono narrativo, con especial cuidado en el ritmo, la atmósfera, el misterio progresivo y un final que golpea con fuerza emocional y simbólica.</text:p>
      <text:p text:style-name="Horizontal_20_Line"/>
      <text:h text:style-name="Heading_20_2" text:outline-level="2">🕯️ <text:span text:style-name="Emphasis">La casa en la selva</text:span></text:h>
      <text:p text:style-name="Text_20_body"><text:span text:style-name="Emphasis">(Inserto narrativo dentro del capítulo de la selva)</text:span></text:p>
      <text:p text:style-name="Text_20_body">La lluvia había amainado, y el canto de los pájaros volvía a flotar en el aire espeso de la selva. Elara caminaba con cautela entre la vegetación, cuando, inesperadamente, el follaje se abrió sobre un claro. En el centro, como plantada por un sueño, había una casa.</text:p>
      <text:p text:style-name="Text_20_body">Una casa de madera vieja, cubierta de musgo y enredaderas, pero sorprendentemente intacta. Una luz cálida salía por una rendija en la ventana. Elara, empapada y exhausta, dudó unos segundos. Luego avanzó.</text:p>
      <text:p text:style-name="Text_20_body">Golpeó la puerta con suavidad. La madera estaba tibia. Se oyó un chirrido, y la puerta se abrió sola, revelando el interior.</text:p>
      <text:p text:style-name="Text_20_body">—Elara —dijo una voz profunda y conocida—. Al fin llegaste.</text:p>
      <text:p text:style-name="Text_20_body">En la penumbra de la habitación, sentado junto a una pequeña mesa de té, estaba Khron, su maestro. El mismo rostro sereno, la misma túnica azul oscuro del Templo de la Lluvia. Era él. Sin lugar a dudas.</text:p>
      <text:p text:style-name="Text_20_body">Elara se quedó congelada.</text:p>
      <text:p text:style-name="Text_20_body">—Khron… ¿cómo…? ¿Cómo es posible?</text:p>
      <text:p text:style-name="Text_20_body">—He venido a ayudarte, como siempre. La selva es peligrosa —dijo él con una sonrisa—. Y tú llevas un secreto demasiado valioso.</text:p>
      <text:p text:style-name="Text_20_body">Khron le ofreció una taza humeante. Elara la rechazó con un gesto nervioso.</text:p>
      <text:p text:style-name="Text_20_body">—Pero… ¿cómo sabías dónde encontrarme? No le dije a nadie que tomaría este camino.</text:p>
      <text:p text:style-name="Text_20_body">Khron alzó una ceja.</text:p>
      <text:p text:style-name="Text_20_body">—Oh, querida niña. ¿Tan desconfiada te has vuelto? Cuéntame, ¿dónde está el Codex? ¿A qué distancia?</text:p>
      <text:p text:style-name="Text_20_body">Elara retrocedió un paso. Esa pregunta. Esa forma de decirlo. No era normal. Khron lo sabía, él más que nadie. Jamás la interrogaría así.</text:p>
      <text:p text:style-name="Text_20_body">—No entiendo. Maestro… ¿por qué me preguntas eso? ¿Qué está pasando aquí?</text:p>
      <text:p text:style-name="Text_20_body"><text:soft-page-break/>Él la miró fijamente, sin parpadear. Y en ese instante, su sonrisa pareció una máscara.</text:p>
      <text:p text:style-name="Text_20_body">Elara dejó caer la taza, que se hizo añicos, y salió corriendo.</text:p>
      <text:p text:style-name="Text_20_body">La casa parecía más grande ahora, más oscura. Salió al jardín envuelta en un temblor helado. No sabía si había sido un sueño, una trampa, o un engaño de su mente.</text:p>
      <text:p text:style-name="Text_20_body">Entonces, por el camino que bordeaba los árboles, apareció una figura robusta: Tharok, el herrero. Fuerte, amable, valiente. Su amigo.</text:p>
      <text:p text:style-name="Text_20_body">—¡Tharok! —gritó Elara—. ¡Gracias a los cielos! Algo horrible ocurre. Khron está dentro de la casa, pero… no es él. No puede ser él.</text:p>
      <text:p text:style-name="Text_20_body">Tharok la observó con los ojos entrecerrados, como si analizara sus palabras.</text:p>
      <text:p text:style-name="Text_20_body">—¿Dónde está el Codex, Elara?</text:p>
      <text:p text:style-name="Text_20_body">Ella se detuvo en seco.</text:p>
      <text:p text:style-name="Text_20_body">—¿Qué…? ¿Tú también?</text:p>
      <text:p text:style-name="Text_20_body">—¿Dónde. Está. El Codex? —repitió, esta vez sin inflexión en la voz.</text:p>
      <text:p text:style-name="Text_20_body">La selva pareció volverse más oscura, los árboles más cerrados. El suelo bajo sus pies era un tambor de miedo.</text:p>
      <text:p text:style-name="Text_20_body">Elara corrió. Corrió como nunca antes. No sabía adónde iba. Sólo que debía alejarse. Todo era un engaño, un laberinto de sombras disfrazadas de memorias.</text:p>
      <text:p text:style-name="Text_20_body">Corrió por minutos, tal vez horas, hasta que, entre la niebla del follaje, apareció otra casa.</text:p>
      <text:p text:style-name="Text_20_body">Sin pensarlo, fue hacia ella, tambaleándose, jadeando. Golpeó la puerta con desesperación.</text:p>
      <text:p text:style-name="Text_20_body">—¡Ayuda! ¡Por favor, alguien!</text:p>
      <text:p text:style-name="Text_20_body">La puerta se abrió despacio.</text:p>
      <text:p text:style-name="Text_20_body">Allí estaba ella.</text:p>
      <text:p text:style-name="Text_20_body">Mag.</text:p>
      <text:p text:style-name="Text_20_body">Su abuela.</text:p>
      <text:p text:style-name="Text_20_body">Mag, que había muerto cuando Elara tenía apenas nueve años. Que descansaba desde hacía años en la colina del río, bajo un árbol de hojas violetas.</text:p>
      <text:p text:style-name="Text_20_body">Mag la miró con dulzura, como si nada extraño ocurriera. Como si el tiempo jamás hubiera pasado.</text:p>
      <text:p text:style-name="Text_20_body">—Hola, Elara —dijo suavemente—. ¿Tienes frío?</text:p>
      <text:p text:style-name="Text_20_body">Elara no respondió. No podía.</text:p>
      <text:p text:style-name="Text_20_body">No sentía ya el cuerpo. Ni el miedo.</text:p>
      <text:p text:style-name="Text_20_body">Solo una certeza silenciosa, total, inexplicable: <text:span text:style-name="Strong_20_Emphasis">algo la estaba observando desde dentro de sus propios recuerdos.</text:span></text:p>
      <text:p text:style-name="Text_20_body"><text:soft-page-break/>Y entonces, como si una niebla espesa cubriera sus ojos, todo desapareció.</text:p>
      <text:p text:style-name="Horizontal_20_Line"/>
      <text:p text:style-name="Text_20_body">¿Quieres que la historia vuelva inmediatamente a la escena de acción del capítulo (por ejemplo, con Elara despertando o librándose del hechizo del brujo)? Puedo ayudarte a redactar <text:a xlink:type="simple" xlink:href="https://chatgpt.com/c/f" text:style-name="Internet_20_link" text:visited-style-name="Visited_20_Internet_20_Link">esa transición de salida</text:a>, o si prefieres desarrollar <text:a xlink:type="simple" xlink:href="https://chatgpt.com/c/f" text:style-name="Internet_20_link" text:visited-style-name="Visited_20_Internet_20_Link">el diálogo con Mag</text:a> antes de cerrar, también podemos hacer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30T12:33:51.755000000</meta:creation-date>
    <dc:date>2025-05-30T12:44:08.710000000</dc:date>
    <meta:editing-duration>PT10M17S</meta:editing-duration>
    <meta:editing-cycles>1</meta:editing-cycles>
    <meta:document-statistic meta:table-count="0" meta:image-count="0" meta:object-count="0" meta:page-count="3" meta:paragraph-count="45" meta:word-count="713" meta:character-count="4202" meta:non-whitespace-character-count="3538"/>
    <meta:generator>LibreOffice/7.3.5.2$Windows_X86_64 LibreOffice_project/184fe81b8c8c30d8b5082578aee2fed2ea847c01</meta:generator>
  </office:meta>
</office:document-meta>
</file>